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0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22cm"/>
    </style:style>
    <style:style style:name="gr6" style:family="graphic" style:parent-style-name="standard">
      <style:graphic-properties draw:stroke="none" svg:stroke-color="#000000" draw:fill="none" draw:fill-color="#ffffff" fo:min-height="1.475cm"/>
    </style:style>
    <style:style style:name="P1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3cm" svg:height="2.1cm" svg:x="6.954cm" svg:y="6.52cm">
          <text:p text:style-name="P1">Input file </text:p>
          <text:p text:style-name="P1">selec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3cm" svg:height="2.1cm" svg:x="6.954cm" svg:y="10.33cm">
          <text:p text:style-name="P1">Action</text:p>
          <text:p text:style-name="P1">sele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219cm" svg:y1="8.62cm" svg:x2="9.219cm" svg:y2="10.33cm" draw:start-shape="id1" draw:start-glue-point="2" draw:end-shape="id2" svg:d="M9219 8620v1710" svg:viewBox="0 0 1 1711">
          <text:p/>
        </draw:connector>
        <draw:connector draw:style-name="gr2" draw:text-style-name="P1" draw:layer="layout" draw:type="curve" draw:line-skew="-1.111cm 0.138cm" svg:x1="6.954cm" svg:y1="11.38cm" svg:x2="9.219cm" svg:y2="10.33cm" draw:start-shape="id2" draw:start-glue-point="3" draw:end-shape="id2" svg:d="M6954 11380c-2418 0-2016-707-845-1105s3110-489 3110 55" svg:viewBox="0 0 4039 1432">
          <text:p/>
        </draw:connector>
        <draw:frame draw:style-name="gr3" draw:layer="layout" svg:width="1.704cm" svg:height="0.988cm" svg:x="5.436cm" svg:y="9.222cm">
          <draw:text-box>
            <text:p>Info</text:p>
          </draw:text-box>
        </draw:frame>
        <draw:custom-shape draw:style-name="gr1" draw:text-style-name="P1" xml:id="id3" draw:id="id3" draw:layer="layout" svg:width="4.53cm" svg:height="2.1cm" svg:x="15.54cm" svg:y="10.33cm">
          <text:p text:style-name="P1">Parameters</text:p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1.484cm" svg:y1="11.38cm" svg:x2="15.54cm" svg:y2="11.38cm" draw:start-shape="id2" draw:start-glue-point="1" draw:end-shape="id3" svg:d="M11484 11380h4056" svg:viewBox="0 0 4057 1">
          <text:p/>
        </draw:connector>
        <draw:frame draw:style-name="gr4" draw:text-style-name="P1" draw:layer="layout" svg:width="3.774cm" svg:height="1.971cm" svg:x="11.646cm" svg:y="10.36cm">
          <draw:text-box>
            <text:p text:style-name="P1">Coloration</text:p>
            <text:p text:style-name="P1"><text:span text:style-name="T1"/></text:p>
            <text:p text:style-name="P1">Rotation</text:p>
          </draw:text-box>
        </draw:frame>
        <draw:connector draw:style-name="gr2" draw:text-style-name="P1" draw:layer="layout" draw:type="curve" draw:line-skew="-0.089cm" svg:x1="17.805cm" svg:y1="10.33cm" svg:x2="9.219cm" svg:y2="10.33cm" draw:start-shape="id3" draw:end-shape="id2" draw:end-glue-point="0" svg:d="M17805 10330c0-885-8586-885-8586 0" svg:viewBox="0 0 8587 665">
          <text:p/>
        </draw:connector>
        <draw:connector draw:style-name="gr2" draw:text-style-name="P1" draw:layer="layout" draw:type="curve" draw:line-skew="-2.393cm" svg:x1="6.954cm" svg:y1="11.38cm" svg:x2="6.954cm" svg:y2="7.57cm" draw:start-shape="id2" draw:start-glue-point="3" draw:end-shape="id1" svg:d="M6954 11380c-4341 0-4341-3810 0-3810" svg:viewBox="0 0 3257 3811">
          <text:p/>
        </draw:connector>
        <draw:frame draw:style-name="gr5" draw:text-style-name="P1" draw:layer="layout" svg:width="2.94cm" svg:height="1.725cm" svg:x="3.27cm" svg:y="11.14cm">
          <draw:text-box>
            <text:p text:style-name="P1">Change model</text:p>
          </draw:text-box>
        </draw:frame>
        <draw:custom-shape draw:style-name="gr1" draw:text-style-name="P1" xml:id="id4" draw:id="id4" draw:layer="layout" svg:width="4.53cm" svg:height="2.1cm" svg:x="6.954cm" svg:y="14.23cm">
          <text:p text:style-name="P1">Output file</text:p>
          <text:p text:style-name="P1">selectio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9.219cm" svg:y1="4.75cm" svg:x2="9.219cm" svg:y2="6.52cm" draw:end-shape="id1" draw:end-glue-point="0" svg:d="M9219 4750v1770" svg:viewBox="0 0 1 1771">
          <text:p/>
        </draw:connector>
        <draw:frame draw:style-name="gr6" draw:layer="layout" svg:width="2.13cm" svg:height="1.725cm" svg:x="8.16cm" svg:y="3.82cm">
          <draw:text-box>
            <text:p>Start</text:p>
          </draw:text-box>
        </draw:frame>
        <draw:connector draw:style-name="gr2" draw:text-style-name="P1" draw:layer="layout" draw:type="line" svg:x1="9.219cm" svg:y1="12.43cm" svg:x2="9.219cm" svg:y2="14.23cm" draw:start-shape="id2" draw:start-glue-point="2" draw:end-shape="id4" draw:end-glue-point="0" svg:d="M9219 12430v1800" svg:viewBox="0 0 1 1801">
          <text:p/>
        </draw:connector>
        <draw:connector draw:style-name="gr2" draw:text-style-name="P1" draw:layer="layout" draw:type="curve" draw:line-skew="-3.431cm" svg:x1="6.954cm" svg:y1="15.28cm" svg:x2="6.954cm" svg:y2="7.57cm" draw:start-shape="id4" draw:start-glue-point="3" draw:end-shape="id1" svg:d="M6954 15280c-5898 0-5898-7710 0-7710" svg:viewBox="0 0 4424 7711">
          <text:p/>
        </draw:connector>
        <draw:frame draw:style-name="gr4" draw:text-style-name="P1" draw:layer="layout" svg:width="5.167cm" svg:height="1.725cm" svg:x="0.963cm" svg:y="14.5cm">
          <draw:text-box>
            <text:p text:style-name="P1">Edit </text:p>
            <text:p text:style-name="P1">another model</text:p>
          </draw:text-box>
        </draw:frame>
        <draw:connector draw:style-name="gr2" draw:text-style-name="P1" draw:layer="layout" draw:type="line" svg:x1="9.219cm" svg:y1="16.33cm" svg:x2="9.219cm" svg:y2="18.1cm" draw:start-shape="id4" draw:start-glue-point="2" svg:d="M9219 16330v1770" svg:viewBox="0 0 1 1771">
          <text:p/>
        </draw:connector>
        <draw:frame draw:style-name="gr4" xml:id="id5" draw:id="id5" draw:layer="layout" svg:width="1.709cm" svg:height="0.988cm" svg:x="8.219cm" svg:y="18.19cm">
          <draw:text-box>
            <text:p>End</text:p>
          </draw:text-box>
        </draw:frame>
        <draw:connector draw:style-name="gr2" draw:text-style-name="P1" draw:layer="layout" draw:type="curve" draw:line-skew="-2.742cm 2.073cm" svg:x1="9.219cm" svg:y1="12.43cm" svg:x2="9.928cm" svg:y2="18.684cm" draw:start-shape="id2" draw:start-glue-point="2" draw:end-shape="id5" draw:end-glue-point="1" svg:d="M9219 12430c0 208 1641 173 2783 1685s1785 4569-2074 4569" svg:viewBox="0 0 3662 6255">
          <text:p/>
        </draw:connector>
        <draw:frame draw:style-name="gr4" draw:layer="layout" svg:width="2.06cm" svg:height="0.988cm" svg:x="7.05cm" svg:y="12.852cm">
          <draw:text-box>
            <text:p>Save</text:p>
          </draw:text-box>
        </draw:frame>
        <draw:frame draw:style-name="gr4" draw:layer="layout" svg:width="1.831cm" svg:height="0.988cm" svg:x="7.319cm" svg:y="16.66cm">
          <draw:text-box>
            <text:p>Quit</text:p>
          </draw:text-box>
        </draw:frame>
        <draw:frame draw:style-name="gr4" draw:layer="layout" svg:width="1.831cm" svg:height="0.988cm" svg:x="12.81cm" svg:y="14.65cm">
          <draw:text-box>
            <text:p>Qui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4T22:42:06.634705988</meta:creation-date>
    <dc:date>2015-02-04T23:09:19.974826922</dc:date>
    <meta:editing-duration>PT11M21S</meta:editing-duration>
    <meta:editing-cycles>1</meta:editing-cycles>
    <meta:document-statistic meta:object-count="23"/>
    <meta:generator>LibreOffice/4.3.5.2.0$Linux_X86_64 LibreOffice_project/430m0$Build-2</meta:generator>
  </office:meta>
</office:document-meta>
</file>